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59dd" officeooo:paragraph-rsid="000559dd"/>
    </style:style>
    <style:style style:name="P2" style:family="paragraph" style:parent-style-name="Standard">
      <style:paragraph-properties fo:text-align="start" style:justify-single-word="false"/>
      <style:text-properties officeooo:rsid="000559dd" officeooo:paragraph-rsid="00091e5c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59dd" officeooo:paragraph-rsid="000559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2095" officeooo:paragraph-rsid="0007209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2095" officeooo:paragraph-rsid="00091e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72095" officeooo:paragraph-rsid="00072095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72095" officeooo:paragraph-rsid="00091e5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559dd" officeooo:paragraph-rsid="000559dd" style:font-size-asian="20pt" style:font-weight-asian="bold" style:font-size-complex="20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559dd" officeooo:paragraph-rsid="000559d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559dd" officeooo:paragraph-rsid="000559dd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559dd" officeooo:paragraph-rsid="000bc084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559dd" officeooo:paragraph-rsid="00091e5c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0559dd" officeooo:paragraph-rsid="00091e5c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0559dd" officeooo:paragraph-rsid="000559dd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559dd" officeooo:paragraph-rsid="00072095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72095" officeooo:paragraph-rsid="00072095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072095" officeooo:paragraph-rsid="00072095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072095" officeooo:paragraph-rsid="00091e5c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072095" officeooo:paragraph-rsid="00091e5c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officeooo:rsid="00091e5c" officeooo:paragraph-rsid="00091e5c"/>
    </style:style>
    <style:style style:name="T1" style:family="text">
      <style:text-properties officeooo:rsid="0018c0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te leçons physique </text:p>
      <text:p text:style-name="P8"/>
      <text:p text:style-name="P3">Thermo et phy stat: </text:p>
      <text:list xml:id="list233679661" text:style-name="L1">
        <text:list-item>
          <text:p text:style-name="P9">Premier principe de la thermodynamique. <text:s/></text:p>
        </text:list-item>
        <text:list-item>
          <text:p text:style-name="P9"><text:s/>Gaz réels, gaz parfait</text:p>
        </text:list-item>
        <text:list-item>
          <text:p text:style-name="P9">Évolution et condition d'équilibre d'un système thermodynamique fermé. </text:p>
        </text:list-item>
        <text:list-item>
          <text:p text:style-name="P9"><text:s/>Machines thermiques réelles. </text:p>
        </text:list-item>
        <text:list-item>
          <text:p text:style-name="P9"><text:s/>Transitions de phase. </text:p>
        </text:list-item>
        <text:list-item>
          <text:p text:style-name="P9">Facteur de Boltzmann.</text:p>
        </text:list-item>
        <text:list-item>
          <text:p text:style-name="P9"><text:s/>Rayonnement d'équilibre thermique. Corps noir. </text:p>
        </text:list-item>
        <text:list-item>
          <text:p text:style-name="P9"><text:s/>Bilans thermiques : flux conductifs, convectifs et radiatifs. <text:s/></text:p>
        </text:list-item>
        <text:list-item>
          <text:p text:style-name="P9">Phénomènes de transport. </text:p>
        </text:list-item>
      </text:list>
      <text:p text:style-name="P1"/>
      <text:p text:style-name="P3">Mécanique :</text:p>
      <text:list xml:id="list989030785" text:style-name="L2">
        <text:list-item>
          <text:p text:style-name="P10">Contact entre deux solides. Frottement.</text:p>
        </text:list-item>
        <text:list-item>
          <text:p text:style-name="P11"><text:s/>Gravitation.</text:p>
        </text:list-item>
        <text:list-item>
          <text:p text:style-name="P10"><text:s/>Lois de conservation en dynamique.</text:p>
        </text:list-item>
        <text:list-item>
          <text:p text:style-name="P10">Caractère non galiléen du référentiel terrestre. </text:p>
        </text:list-item>
        <text:list-item>
          <text:p text:style-name="P10">Précession dans les domaines macroscopique et microscopique. </text:p>
        </text:list-item>
        <text:list-item>
          <text:p text:style-name="P10">Cinématique relativiste.</text:p>
        </text:list-item>
        <text:list-item>
          <text:p text:style-name="P10"><text:s/>Dynamique relativiste.</text:p>
        </text:list-item>
        <text:list-item>
          <text:p text:style-name="P12">Phénomènes de résonance dans différents domaines de la physique. </text:p>
        </text:list-item>
        <text:list-item>
          <text:p text:style-name="P12">Oscillateurs ; portraits de phase et non-linéarités. </text:p>
        </text:list-item>
        <text:list-item>
          <text:p text:style-name="P10"><text:s/>Notion de viscosité d'un fluide.</text:p>
        </text:list-item>
        <text:list-item>
          <text:p text:style-name="P10"><text:s/>Écoulements visqueux. </text:p>
        </text:list-item>
        <text:list-item>
          <text:p text:style-name="P10"><text:s/>Modèle de l'écoulement parfait d'un fluide. </text:p>
        </text:list-item>
        <text:list-item>
          <text:p text:style-name="P10"><text:s/>Phénomènes interfaciale impliquant des fluides. </text:p>
        </text:list-item>
      </text:list>
      <text:p text:style-name="P1"/>
      <text:p text:style-name="P3">EM et elec :</text:p>
      <text:list xml:id="list3138504315" text:style-name="L3">
        <text:list-item>
          <text:p text:style-name="P13">Ondes électromagnétiques dans les milieux diélectriques. </text:p>
        </text:list-item>
        <text:list-item>
          <text:p text:style-name="P13">Ondes électromagnétiques dans les milieux conducteurs. </text:p>
        </text:list-item>
        <text:list-item>
          <text:p text:style-name="P13">Rayonnement dipolaire électrique.</text:p>
        </text:list-item>
        <text:list-item>
          <text:p text:style-name="P13">Induction électromagnétique. </text:p>
        </text:list-item>
        <text:list-item>
          <text:p text:style-name="P14">Conversion de puissance électromécanique. <text:s/><text:span text:style-name="T1">( attention machine asynchrone plus au programme) </text:span></text:p>
        </text:list-item>
        <text:list-item>
          <text:p text:style-name="P15"><text:s/>Rétroaction et oscillations. <text:s/></text:p>
        </text:list-item>
      </text:list>
      <text:p text:style-name="P6"/>
      <text:p text:style-name="P4">Ondes :</text:p>
      <text:list xml:id="list2000635485" text:style-name="L4">
        <text:list-item>
          <text:p text:style-name="P16"><text:s/>Traitement d'un signal. </text:p>
        </text:list-item>
        <text:list-item>
          <text:p text:style-name="P16">Étude spectrale. </text:p>
        </text:list-item>
        <text:list-item>
          <text:p text:style-name="P16">Ondes progressives, ondes stationnaires. </text:p>
        </text:list-item>
        <text:list-item>
          <text:p text:style-name="P16"><text:s/>Ondes acoustiques. </text:p>
        </text:list-item>
        <text:list-item>
          <text:p text:style-name="P16"><text:s/>Propagation guidée des ondes.</text:p>
        </text:list-item>
        <text:list-item>
          <text:p text:style-name="P16">Propagation avec dispersion.</text:p>
        </text:list-item>
      </text:list>
      <text:p text:style-name="P6"/>
      <text:p text:style-name="P4">Optique et Laser :</text:p>
      <text:list xml:id="list983409894" text:style-name="L5">
        <text:list-item>
          <text:p text:style-name="P17">Microscopies optiques.</text:p>
        </text:list-item>
        <text:list-item>
          <text:p text:style-name="P18">Présentation de l'optique géométrique à l'aide du principe de Fermat. </text:p>
        </text:list-item>
        <text:list-item>
          <text:p text:style-name="P17">Interférences à deux ondes en optique. </text:p>
        </text:list-item>
        <text:list-item>
          <text:p text:style-name="P17">Interférométrie à division d'amplitude. </text:p>
        </text:list-item>
        <text:list-item>
          <text:p text:style-name="P17">Diffraction de Fraunhofer. </text:p>
        </text:list-item>
        <text:list-item>
          <text:p text:style-name="P17"><text:soft-page-break/>Diffraction par des structures périodiques. </text:p>
        </text:list-item>
        <text:list-item>
          <text:p text:style-name="P17">Absorption et émission de la lumière.</text:p>
        </text:list-item>
      </text:list>
      <text:p text:style-name="P6"/>
      <text:p text:style-name="P4">Physique des solides et structure de la matière :</text:p>
      <text:list xml:id="list1651089653" text:style-name="L6">
        <text:list-item>
          <text:p text:style-name="P19">Mécanismes de la conduction électrique dans les solides.</text:p>
        </text:list-item>
        <text:list-item>
          <text:p text:style-name="P19">Capacités thermiques : description, interprétations microscopiques. </text:p>
        </text:list-item>
        <text:list-item>
          <text:p text:style-name="P19"><text:s/>Paramagnétisme, ferromagnétisme : approximation du champ moyen. </text:p>
        </text:list-item>
        <text:list-item>
          <text:p text:style-name="P19">Propriétés macroscopiques des corps ferromagnétiques. </text:p>
        </text:list-item>
        <text:list-item>
          <text:p text:style-name="P19">Fusion, fission. </text:p>
        </text:list-item>
      </text:list>
      <text:p text:style-name="P7"/>
      <text:p text:style-name="P5">Mécanique quantique :</text:p>
      <text:list xml:id="list1034657603" text:style-name="L7">
        <text:list-item>
          <text:p text:style-name="P20"><text:s/>Aspects corpusculaires du rayonnement. Notion de photon. </text:p>
        </text:list-item>
        <text:list-item>
          <text:p text:style-name="P20"><text:s/>Aspects ondulatoires de la matière. Notion de fonction d'onde. </text:p>
        </text:list-item>
        <text:list-item>
          <text:p text:style-name="P20"><text:s/>Confinement d'une particule et quantification de l'énergie.</text:p>
        </text:list-item>
        <text:list-item>
          <text:p text:style-name="P20"><text:s/>Effet tunnel. </text:p>
        </text:list-item>
        <text:list-item>
          <text:p text:style-name="P20"><text:s/>Évolution temporelle d'un système quantique à deux niveaux.</text:p>
        </text:list-item>
      </text:list>
      <text:list xml:id="list95921708168683" text:continue-list="list3138504315" text:style-name="L3">
        <text:list-header>
          <text:p text:style-name="P13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5:40:52.196000000</meta:creation-date>
    <dc:date>2020-03-24T09:59:19.668000000</dc:date>
    <meta:editing-duration>PT44M9S</meta:editing-duration>
    <meta:editing-cycles>14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59" meta:word-count="332" meta:character-count="2379" meta:non-whitespace-character-count="2094"/>
  </office:meta>
</office:document-meta>
</file>